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804" officeooo:paragraph-rsid="00065804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65804" officeooo:paragraph-rsid="00065804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fo:font-weight="bold" officeooo:rsid="00065804" officeooo:paragraph-rsid="00065804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OS LINGUAXES</text:p>
      <text:p text:style-name="P1"/>
      <text:p text:style-name="P1"/>
      <text:p text:style-name="P1"/>
      <text:p text:style-name="P1"/>
      <text:p text:style-name="P1"/>
      <text:p text:style-name="P3">PRIMERA PARTE </text:p>
      <text:p text:style-name="P1"/>
      <text:p text:style-name="P1"/>
      <text:p text:style-name="P1"/>
      <text:p text:style-name="P1"/>
      <text:p text:style-name="P1">1. Nombre del propietario de la agenda.</text:p>
      <text:p text:style-name="P1"/>
      <text:p text:style-name="P1"/>
      <text:p text:style-name="P1">/agenda/propietario/identificadores/nombre</text:p>
      <text:p text:style-name="P1"/>
      <text:p text:style-name="P1"/>
      <text:p text:style-name="P1">2. Teléfono de casa del propietario.</text:p>
      <text:p text:style-name="P1"/>
      <text:p text:style-name="P1"/>
      <text:p text:style-name="P1">/agenda/propietario/telefonos/casa</text:p>
      <text:p text:style-name="P1"/>
      <text:p text:style-name="P1"/>
      <text:p text:style-name="P1">3. Nombres y apellidos de los contactos de la agenda.</text:p>
      <text:p text:style-name="P1"/>
      <text:p text:style-name="P1"/>
      <text:p text:style-name="P1">/agenda/contactos/persona/identificadores/nombre</text:p>
      <text:p text:style-name="P1">/agenda/contactos/persona/identificadores/apellidos</text:p>
      <text:p text:style-name="P1"/>
      <text:p text:style-name="P1"/>
      <text:p text:style-name="P1">4. Nombre e identificador de cada contacto.</text:p>
      <text:p text:style-name="P1"/>
      <text:p text:style-name="P1"/>
      <text:p text:style-name="P1">/agenda/contactos/persona/@id</text:p>
      <text:p text:style-name="P1">/agenda/contactos/persona/nombre</text:p>
      <text:p text:style-name="P1"/>
      <text:p text:style-name="P1"/>
      <text:p text:style-name="P1">5. Datos del contacto con identificador p02.</text:p>
      <text:p text:style-name="P1"/>
      <text:p text:style-name="P1"/>
      <text:p text:style-name="P1">/agenda/contactos/persona[@id="p02"]</text:p>
      <text:p text:style-name="P1"/>
      <text:p text:style-name="P1"/>
      <text:p text:style-name="P1"/>
      <text:p text:style-name="P1">6. Identificadores de los contactos que tienen móvil.</text:p>
      <text:p text:style-name="P1"/>
      <text:p text:style-name="P1"/>
      <text:p text:style-name="P1"/>
      <text:p text:style-name="P1">/agenda/contactos/persona[telefonos/movil]<text:a xlink:type="simple" xlink:href="../../../../../@id" text:style-name="Internet_20_link" text:visited-style-name="Visited_20_Internet_20_Link">/@id</text:a></text:p>
      <text:p text:style-name="P1"/>
      <text:p text:style-name="P1"/>
      <text:p text:style-name="P3"><text:soft-page-break/>SEGUNDA PARTE </text:p>
      <text:p text:style-name="P1"/>
      <text:p text:style-name="P1"/>
      <text:p text:style-name="P1">/ies/nombre</text:p>
      <text:p text:style-name="P1"/>
      <text:p text:style-name="P1">/ies/web</text:p>
      <text:p text:style-name="P1"/>
      <text:p text:style-name="P1">/ies/ciclos/ciclo/nombre</text:p>
      <text:p text:style-name="P1"/>
      <text:p text:style-name="P1">/ies/ciclos/ciclo/@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28:56.886000000</meta:creation-date>
    <dc:date>2024-01-11T20:00:30.431000000</dc:date>
    <meta:editing-duration>PT31M33S</meta:editing-duration>
    <meta:editing-cycles>1</meta:editing-cycles>
    <meta:document-statistic meta:table-count="0" meta:image-count="0" meta:object-count="0" meta:page-count="2" meta:paragraph-count="21" meta:word-count="63" meta:character-count="697" meta:non-whitespace-character-count="653"/>
    <meta:generator>LibreOffice/7.4.6.2$Windows_X86_64 LibreOffice_project/5b1f5509c2decdade7fda905e3e1429a67acd63d</meta:generator>
  </office:meta>
</office:document-meta>
</file>